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/>
    <style:font-face style:name="Inter ExtraBold" svg:font-family="'Inter ExtraBold'"/>
    <style:font-face style:name="Inter1" svg:font-family="Inter" style:font-adornments="Regula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d8808" officeooo:paragraph-rsid="000d8808"/>
    </style:style>
    <style:style style:name="P2" style:family="paragraph" style:parent-style-name="Heading_20_1">
      <style:text-properties style:text-underline-style="solid" style:text-underline-width="auto" style:text-underline-color="font-color" officeooo:rsid="000d8808" officeooo:paragraph-rsid="000d8808"/>
    </style:style>
    <style:style style:name="P3" style:family="paragraph" style:parent-style-name="Text_20_body">
      <style:text-properties officeooo:rsid="000d8808" officeooo:paragraph-rsid="000d8808"/>
    </style:style>
    <style:style style:name="P4" style:family="paragraph" style:parent-style-name="Heading_20_2">
      <style:text-properties officeooo:rsid="000d8808" officeooo:paragraph-rsid="000d8808"/>
    </style:style>
    <style:style style:name="P5" style:family="paragraph" style:parent-style-name="Text_20_body" style:list-style-name="L1">
      <style:text-properties officeooo:rsid="000d8808" officeooo:paragraph-rsid="000d8808"/>
    </style:style>
    <style:style style:name="P6" style:family="paragraph" style:parent-style-name="Text_20_body" style:list-style-name="L1">
      <style:text-properties fo:font-style="italic" officeooo:rsid="000d8808" officeooo:paragraph-rsid="000d8808" style:font-style-asian="italic" style:font-style-complex="italic"/>
    </style:style>
    <style:style style:name="P7" style:family="paragraph" style:parent-style-name="Text_20_body" style:list-style-name="L1">
      <style:text-properties fo:font-style="normal" fo:font-weight="bold" officeooo:rsid="000d8808" officeooo:paragraph-rsid="000d8808" style:font-style-asian="normal" style:font-weight-asian="bold" style:font-style-complex="normal" style:font-weight-complex="bold"/>
    </style:style>
    <style:style style:name="P8" style:family="paragraph" style:parent-style-name="Text_20_body" style:list-style-name="L1">
      <style:text-properties fo:font-style="normal" style:text-underline-style="solid" style:text-underline-width="auto" style:text-underline-color="font-color" fo:font-weight="normal" officeooo:rsid="000d8808" officeooo:paragraph-rsid="000d8808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style:text-line-through-style="solid" style:text-line-through-type="single" fo:font-style="normal" style:text-underline-style="none" fo:font-weight="normal" officeooo:rsid="000d8808" officeooo:paragraph-rsid="000d8808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text-line-through-style="none" style:text-line-through-type="none" fo:font-style="normal" style:text-underline-style="none" fo:font-weight="normal" officeooo:rsid="000d8808" officeooo:paragraph-rsid="000d8808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text-line-through-style="none" style:text-line-through-type="none" fo:font-style="normal" style:text-underline-style="none" fo:font-weight="normal" officeooo:rsid="001731a3" officeooo:paragraph-rsid="001731a3" style:font-style-asian="normal" style:font-weight-asian="normal" style:font-style-complex="normal" style:font-weight-complex="normal"/>
    </style:style>
    <style:style style:name="T1" style:family="text">
      <style:text-properties officeooo:rsid="00134fd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itle – DOCUMENT TEST</text:p>
      <text:h text:style-name="P2" text:outline-level="1">This is a BOLDED heading:</text:h>
      <text:p text:style-name="P3">Testing the formatting controls</text:p>
      <text:h text:style-name="P4" text:outline-level="2">Heading 2:</text:h>
      <text:list text:style-name="L1">
        <text:list-item>
          <text:p text:style-name="P5">Dotpoint</text:p>
        </text:list-item>
        <text:list-item>
          <text:p text:style-name="P6">Dotpoint but italic</text:p>
        </text:list-item>
        <text:list-item>
          <text:p text:style-name="P7">Dotpoint but bold</text:p>
        </text:list-item>
        <text:list-item>
          <text:p text:style-name="P8">Dotpoint but underlined</text:p>
        </text:list-item>
        <text:list-item>
          <text:p text:style-name="P9">Dotpoint but struck-through</text:p>
        </text:list-item>
      </text:list>
      <text:p text:style-name="P10"><text:span text:style-name="T1">This is an </text:span><draw:frame draw:style-name="fr1" draw:name="Object1" text:anchor-type="as-char" svg:y="-0.3354in" svg:width="1.7492in" svg:height="0.561in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1">inline math test</text:span></text:p>
      <text:p text:style-name="P11">babuafibfbquf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/>
    <style:font-face style:name="Inter ExtraBold" svg:font-family="'Inter ExtraBold'"/>
    <style:font-face style:name="Inter1" svg:font-family="Inter" style:font-adornments="Regula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Inter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Inter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Inter ExtraBold" fo:font-family="'Inter ExtraBold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Inter1" fo:font-family="Inter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 style:auto-update="true">
      <style:graphic-properties svg:width="0.9736in" svg:height="0.3953in" text:anchor-type="as-char" svg:y="-0.2799in" fo:margin-left="0in" fo:margin-right="0in" fo:margin-top="0in" fo:margin-bottom="0in" style:wrap="parallel" style:number-wrapped-paragraphs="no-limit" style:wrap-contour="false" style:vertical-pos="from-top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</number:date-style>
    <number:date-style style:name="N136">
      <number:month number:calendar="jewish" number:style="long" number:textual="true"/>
      <number:text> </number:text>
      <number:day number:calendar="jewish"/>
    </number:date-style>
    <number:date-style style:name="N137">
      <number:month number:calendar="jewish" number:style="long" number:textual="true"/>
      <number:text> </number:text>
      <number:year number:calendar="jewish" number:style="long"/>
    </number:date-style>
    <number:date-style style:name="N138">
      <number:month number:calendar="jewish" number:style="long" number:textual="true"/>
    </number:date-style>
    <number:number-style style:name="N10117" number:language="en" number:country="AU" loext:transliteration-spellout="title USD" number:transliteration-language="en" number:transliteration-country="AU">
      <number:number number:decimal-places="0" number:min-decimal-places="0" number:min-integer-digits="1"/>
    </number:number-style>
    <number:number-style style:name="N10118" number:language="en" number:country="AU" loext:transliteration-spellout="title USD" number:transliteration-language="en" number:transliteration-country="AU">
      <number:number number:decimal-places="2" number:min-decimal-places="2" number:min-integer-digits="1"/>
    </number:number-style>
    <number:number-style style:name="N10119" number:language="en" number:country="AU" loext:transliteration-spellout="upper USD" number:transliteration-language="en" number:transliteration-country="AU">
      <number:number number:decimal-places="0" number:min-decimal-places="0" number:min-integer-digits="1"/>
    </number:number-style>
    <number:number-style style:name="N10120" number:language="en" number:country="AU" loext:transliteration-spellout="upper USD" number:transliteration-language="en" number:transliteration-country="A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7:21:11.376005200</meta:creation-date>
    <dc:date>2025-06-25T18:47:38.071511700</dc:date>
    <meta:editing-duration>PT56M2S</meta:editing-duration>
    <meta:editing-cycles>10</meta:editing-cycles>
    <meta:generator>LibreOffice/25.2.3.2$Windows_x86 LibreOffice_project/bbb074479178df812d175f709636b368952c2ce3</meta:generator>
    <meta:document-statistic meta:table-count="0" meta:image-count="0" meta:object-count="1" meta:page-count="1" meta:paragraph-count="11" meta:word-count="42" meta:character-count="238" meta:non-whitespace-character-count="210"/>
  </office:meta>
</office:document-meta>
</file>

<file path=Object 1/content.xml><?xml version="1.0" encoding="utf-8"?>
<math xmlns="http://www.w3.org/1998/Math/MathML" display="block">
  <semantics>
    <mfrac>
      <mrow>
        <mn>23</mn>
        <mrow>
          <msqrt>
            <mrow>
              <mrow>
                <mn>98</mn>
                <mo stretchy="false">+</mo>
                <mn>2</mn>
              </mrow>
              <mi>i</mi>
            </mrow>
          </msqrt>
          <mo stretchy="false">±</mo>
          <mi mathvariant="italic">ac</mi>
        </mrow>
      </mrow>
      <mrow>
        <mn>67</mn>
        <mo stretchy="false">⋅</mo>
        <mrow>
          <mo fence="true" form="prefix" stretchy="false">(</mo>
          <mrow>
            <mrow>
              <mtext>Temperature</mtext>
              <mo stretchy="false">+</mo>
              <mn>273</mn>
            </mrow>
          </mrow>
          <mo fence="true" form="postfix" stretchy="false">)</mo>
        </mrow>
      </mrow>
    </mfrac>
    <annotation encoding="StarMath 5.0">{23sqrt{ 98+ 2i } plusminus ac} over { 67 cdot("Temperature"+273) }</annotation>
  </semantics>
</math>
</file>